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087in" svg:height="3.5453in" svg:x="4.6417in" svg:y="0.3764in">
            <draw:object draw:notify-on-update-of-ranges="Sheet1.A1:Sheet1.A1 Sheet1.A2:Sheet1.A20 Sheet1.D1:Sheet1.D1 Sheet1.D2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534" calcext:value-type="float">
            <text:p>534</text:p>
          </table:table-cell>
          <table:table-cell table:formula="of:=[.B2]/[.C2]" office:value-type="float" office:value="-0.0187265917602996" calcext:value-type="float">
            <text:p>-0.0187265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504" calcext:value-type="float">
            <text:p>504</text:p>
          </table:table-cell>
          <table:table-cell table:formula="of:=[.B3]/[.C3]" office:value-type="float" office:value="-0.0198412698412698" calcext:value-type="float">
            <text:p>-0.0198412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565.5" calcext:value-type="float">
            <text:p>565.5</text:p>
          </table:table-cell>
          <table:table-cell table:formula="of:=[.B4]/[.C4]" office:value-type="float" office:value="-0.0212201591511936" calcext:value-type="float">
            <text:p>-0.02122015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 office:value-type="float" office:value="604.5" calcext:value-type="float">
            <text:p>604.5</text:p>
          </table:table-cell>
          <table:table-cell table:formula="of:=[.B5]/[.C5]" office:value-type="float" office:value="-0.0248138957816377" calcext:value-type="float">
            <text:p>-0.02481389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562.5" calcext:value-type="float">
            <text:p>562.5</text:p>
          </table:table-cell>
          <table:table-cell table:formula="of:=[.B6]/[.C6]"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" calcext:value-type="float">
            <text:p>-9</text:p>
          </table:table-cell>
          <table:table-cell office:value-type="float" office:value="621" calcext:value-type="float">
            <text:p>621</text:p>
          </table:table-cell>
          <table:table-cell table:formula="of:=[.B7]/[.C7]" office:value-type="float" office:value="-0.0144927536231884" calcext:value-type="float">
            <text:p>-0.0144927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660" calcext:value-type="float">
            <text:p>660</text:p>
          </table:table-cell>
          <table:table-cell table:formula="of:=[.B8]/[.C8]" office:value-type="float" office:value="-0.0121212121212121" calcext:value-type="float">
            <text:p>-0.0121212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660.5" calcext:value-type="float">
            <text:p>660.5</text:p>
          </table:table-cell>
          <table:table-cell table:formula="of:=[.B9]/[.C9]" office:value-type="float" office:value="-0.00908402725208176" calcext:value-type="float">
            <text:p>-0.00908402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527.5" calcext:value-type="float">
            <text:p>527.5</text:p>
          </table:table-cell>
          <table:table-cell table:formula="of:=[.B10]/[.C10]" office:value-type="float" office:value="-0.00758293838862559" calcext:value-type="float">
            <text:p>-0.0075829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table:formula="of:=[.B11]/[.C11]" office:value-type="float" office:value="0.00616016427104723" calcext:value-type="float">
            <text:p>0.00616016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49.5" calcext:value-type="float">
            <text:p>649.5</text:p>
          </table:table-cell>
          <table:table-cell table:formula="of:=[.B12]/[.C12]" office:value-type="float" office:value="0.0092378752886836" calcext:value-type="float">
            <text:p>0.0092378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86.5" calcext:value-type="float">
            <text:p>686.5</text:p>
          </table:table-cell>
          <table:table-cell table:formula="of:=[.B13]/[.C13]" office:value-type="float" office:value="0.0101966496722505" calcext:value-type="float">
            <text:p>0.01019664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710.5" calcext:value-type="float">
            <text:p>710.5</text:p>
          </table:table-cell>
          <table:table-cell table:formula="of:=[.B14]/[.C14]" office:value-type="float" office:value="0.0126671358198452" calcext:value-type="float">
            <text:p>0.01266713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76.5" calcext:value-type="float">
            <text:p>676.5</text:p>
          </table:table-cell>
          <table:table-cell table:formula="of:=[.B15]/[.C15]" office:value-type="float" office:value="0.0147819660014782" calcext:value-type="float">
            <text:p>0.0147819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table:formula="of:=[.B16]/[.C16]" office:value-type="float" office:value="0.016366612111293" calcext:value-type="float">
            <text:p>0.01636661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table:formula="of:=[.B17]/[.C17]" office:value-type="float" office:value="0.0190641247833622" calcext:value-type="float">
            <text:p>0.01906412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table:formula="of:=[.B18]/[.C18]" office:value-type="float" office:value="0.0206540447504303" calcext:value-type="float">
            <text:p>0.02065404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51.5" calcext:value-type="float">
            <text:p>351.5</text:p>
          </table:table-cell>
          <table:table-cell table:formula="of:=[.B19]/[.C19]" office:value-type="float" office:value="0.0227596017069701" calcext:value-type="float">
            <text:p>0.022759601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2169in">
            <draw:object draw:notify-on-update-of-ranges="Sheet2.A2:Sheet2.A11 Sheet2.D2:Sheet2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2.5" calcext:value-type="float">
            <text:p>592.5</text:p>
          </table:table-cell>
          <table:table-cell table:formula="of:=[.B2]/[.C2]" office:value-type="float" office:value="0.0168776371308017" calcext:value-type="float">
            <text:p>0.016877637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6" calcext:value-type="float">
            <text:p>6</text:p>
          </table:table-cell>
          <table:table-cell office:value-type="float" office:value="422.5" calcext:value-type="float">
            <text:p>422.5</text:p>
          </table:table-cell>
          <table:table-cell table:formula="of:=[.B3]/[.C3]" office:value-type="float" office:value="0.0142011834319527" calcext:value-type="float">
            <text:p>0.01420118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34.5" calcext:value-type="float">
            <text:p>734.5</text:p>
          </table:table-cell>
          <table:table-cell table:formula="of:=[.B4]/[.C4]" office:value-type="float" office:value="0.0122532334921715" calcext:value-type="float">
            <text:p>0.012253233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6" calcext:value-type="float">
            <text:p>6</text:p>
          </table:table-cell>
          <table:table-cell office:value-type="float" office:value="757.5" calcext:value-type="float">
            <text:p>757.5</text:p>
          </table:table-cell>
          <table:table-cell table:formula="of:=[.B5]/[.C5]" office:value-type="float" office:value="0.00792079207920792" calcext:value-type="float">
            <text:p>0.00792079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table:formula="of:=[.B6]/[.C6]" office:value-type="float" office:value="0.00838926174496644" calcext:value-type="float">
            <text:p>0.0083892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office:value-type="float" office:value="582" calcext:value-type="float">
            <text:p>582</text:p>
          </table:table-cell>
          <table:table-cell table:formula="of:=[.B7]/[.C7]" office:value-type="float" office:value="-0.0189003436426117" calcext:value-type="float">
            <text:p>-0.018900343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9" calcext:value-type="float">
            <text:p>-9</text:p>
          </table:table-cell>
          <table:table-cell office:value-type="float" office:value="533.5" calcext:value-type="float">
            <text:p>533.5</text:p>
          </table:table-cell>
          <table:table-cell table:formula="of:=[.B8]/[.C8]" office:value-type="float" office:value="-0.0168697282099344" calcext:value-type="float">
            <text:p>-0.0168697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502" calcext:value-type="float">
            <text:p>502</text:p>
          </table:table-cell>
          <table:table-cell table:formula="of:=[.B9]/[.C9]" office:value-type="float" office:value="-0.0159362549800797" calcext:value-type="float">
            <text:p>-0.01593625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7" calcext:value-type="float">
            <text:p>-7</text:p>
          </table:table-cell>
          <table:table-cell office:value-type="float" office:value="636.5" calcext:value-type="float">
            <text:p>636.5</text:p>
          </table:table-cell>
          <table:table-cell table:formula="of:=[.B10]/[.C10]" office:value-type="float" office:value="-0.0109976433621367" calcext:value-type="float">
            <text:p>-0.01099764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430.5" calcext:value-type="float">
            <text:p>430.5</text:p>
          </table:table-cell>
          <table:table-cell table:formula="of:=[.B11]/[.C11]" office:value-type="float" office:value="-0.00929152148664344" calcext:value-type="float">
            <text:p>-0.0092915215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5953in" svg:y="0.0394in">
            <draw:object draw:notify-on-update-of-ranges="Sheet3.A1:Sheet3.A1 Sheet3.A2:Sheet3.A14 Sheet3.D1:Sheet3.D1 Sheet3.D2:Sheet3.D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212.5" calcext:value-type="float">
            <text:p>212.5</text:p>
          </table:table-cell>
          <table:table-cell table:formula="of:=[.B2]/[.C2]" office:value-type="float" office:value="-0.0376470588235294" calcext:value-type="float">
            <text:p>-0.037647058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6" calcext:value-type="float">
            <text:p>-6</text:p>
          </table:table-cell>
          <table:table-cell office:value-type="float" office:value="188.75" calcext:value-type="float">
            <text:p>188.75</text:p>
          </table:table-cell>
          <table:table-cell table:formula="of:=[.B3]/[.C3]" office:value-type="float" office:value="-0.0317880794701987" calcext:value-type="float">
            <text:p>-0.0317880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294.5" calcext:value-type="float">
            <text:p>294.5</text:p>
          </table:table-cell>
          <table:table-cell table:formula="of:=[.B4]/[.C4]" office:value-type="float" office:value="-0.0271646859083192" calcext:value-type="float">
            <text:p>-0.027164685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5" calcext:value-type="float">
            <text:p>-5</text:p>
          </table:table-cell>
          <table:table-cell office:value-type="float" office:value="223.5" calcext:value-type="float">
            <text:p>223.5</text:p>
          </table:table-cell>
          <table:table-cell table:formula="of:=[.B5]/[.C5]" office:value-type="float" office:value="-0.0223713646532438" calcext:value-type="float">
            <text:p>-0.0223713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283.5" calcext:value-type="float">
            <text:p>283.5</text:p>
          </table:table-cell>
          <table:table-cell table:formula="of:=[.B6]/[.C6]" office:value-type="float" office:value="-0.017636684303351" calcext:value-type="float">
            <text:p>-0.017636684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-8" calcext:value-type="float">
            <text:p>-8</text:p>
          </table:table-cell>
          <table:table-cell office:value-type="float" office:value="627.5" calcext:value-type="float">
            <text:p>627.5</text:p>
          </table:table-cell>
          <table:table-cell table:formula="of:=[.B7]/[.C7]" office:value-type="float" office:value="-0.0127490039840637" calcext:value-type="float">
            <text:p>-0.0127490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52" calcext:value-type="float">
            <text:p>452</text:p>
          </table:table-cell>
          <table:table-cell table:formula="of:=[.B8]/[.C8]" office:value-type="float" office:value="-0.00884955752212389" calcext:value-type="float">
            <text:p>-0.00884955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31.7" calcext:value-type="float">
            <text:p>231.7</text:p>
          </table:table-cell>
          <table:table-cell table:formula="of:=[.B9]/[.C9]" office:value-type="float" office:value="0.0345274061286146" calcext:value-type="float">
            <text:p>0.034527406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8" calcext:value-type="float">
            <text:p>8</text:p>
          </table:table-cell>
          <table:table-cell office:value-type="float" office:value="269.5" calcext:value-type="float">
            <text:p>269.5</text:p>
          </table:table-cell>
          <table:table-cell table:formula="of:=[.B10]/[.C10]" office:value-type="float" office:value="0.0296846011131725" calcext:value-type="float">
            <text:p>0.0296846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78.75" calcext:value-type="float">
            <text:p>278.75</text:p>
          </table:table-cell>
          <table:table-cell table:formula="of:=[.B11]/[.C11]" office:value-type="float" office:value="0.0251121076233184" calcext:value-type="float">
            <text:p>0.0251121076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7" calcext:value-type="float">
            <text:p>7</text:p>
          </table:table-cell>
          <table:table-cell office:value-type="float" office:value="339.5" calcext:value-type="float">
            <text:p>339.5</text:p>
          </table:table-cell>
          <table:table-cell table:formula="of:=[.B12]/[.C12]" office:value-type="float" office:value="0.0206185567010309" calcext:value-type="float">
            <text:p>0.02061855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58.5" calcext:value-type="float">
            <text:p>258.5</text:p>
          </table:table-cell>
          <table:table-cell table:formula="of:=[.B13]/[.C13]" office:value-type="float" office:value="0.0154738878143133" calcext:value-type="float">
            <text:p>0.015473887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office:value-type="float" office:value="583.5" calcext:value-type="float">
            <text:p>583.5</text:p>
          </table:table-cell>
          <table:table-cell table:formula="of:=[.B14]/[.C14]" office:value-type="float" office:value="0.0119965724078835" calcext:value-type="float">
            <text:p>0.0119965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Rottler</meta:initial-creator>
    <meta:creation-date>2014-10-08T15:05:40.386232486</meta:creation-date>
    <dc:date>2014-10-08T17:42:46.689050829</dc:date>
    <dc:creator>Benjamin Rottler</dc:creator>
    <meta:editing-duration>PT15M4S</meta:editing-duration>
    <meta:editing-cycles>1</meta:editing-cycles>
    <meta:document-statistic meta:table-count="3" meta:cell-count="176" meta:object-count="3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51cm" svg:height="9.006cm" xlink:href=".." xlink:type="simple" chart:class="chart:scatter" chart:style-name="ch1">
        <chart:legend chart:legend-position="end" svg:x="17.814cm" svg:y="3.955cm" style:legend-expansion="high" chart:style-name="ch2"/>
        <chart:plot-area chart:style-name="ch3" table:cell-range-address="Sheet1.A1:Sheet1.A20 Sheet1.D1:Sheet1.D21" chart:data-source-has-labels="row" svg:x="0.867cm" svg:y="0.855cm" svg:width="16.113cm" svg:height="7.551cm">
          <chartooo:coordinate-region svg:x="1.885cm" svg:y="1.054cm" svg:width="14.908cm" svg:height="7.1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scatter">
            <chart:domain table:cell-range-address="Sheet1.A2:Sheet1.A20"/>
            <chart:regression-curve chart:style-name="ch7">
              <chart:equation chart:display-equation="true" chart:display-r-square="true" svg:x="12.866cm" svg:y="5.741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/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A2:Sheet1.A20</svg:desc>
                </draw:g>
              </table:table-cell>
              <table:table-cell office:value-type="float" office:value="-0.0187265917602996">
                <text:p>-0.0187265917602996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-0.0198412698412698">
                <text:p>-0.0198412698412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-0.0212201591511936">
                <text:p>-0.0212201591511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-0.0248138957816377">
                <text:p>-0.024813895781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-0.0144927536231884">
                <text:p>-0.0144927536231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-0.0121212121212121">
                <text:p>-0.0121212121212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-0.00908402725208176">
                <text:p>-0.00908402725208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-0.00758293838862559">
                <text:p>-0.00758293838862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616016427104723">
                <text:p>0.00616016427104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0.0092378752886836">
                <text:p>0.0092378752886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101966496722505">
                <text:p>0.0101966496722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0.0126671358198452">
                <text:p>0.0126671358198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147819660014782">
                <text:p>0.014781966001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0.016366612111293">
                <text:p>0.016366612111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0190641247833622">
                <text:p>0.0190641247833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.0206540447504303">
                <text:p>0.0206540447504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0.0227596017069701">
                <text:p>0.0227596017069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A2:Sheet2.A11 Sheet2.D2:Sheet2.D11" svg:x="0.77cm" svg:y="0.855cm" svg:width="10.494cm" svg:height="7.545cm">
          <chartooo:coordinate-region svg:x="1.974cm" svg:y="1.054cm" svg:width="9.10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11" chart:class="chart:scatter">
            <chart:domain table:cell-range-address="Sheet2.A2:Sheet2.A11"/>
            <chart:regression-curve chart:style-name="ch7">
              <chart:equation chart:display-equation="true" chart:display-r-square="true" svg:x="9.281cm" svg:y="6.012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2.A2:Sheet2.A11</svg:desc>
                </draw:g>
              </table:table-cell>
              <table:table-cell office:value-type="float" office:value="0.0168776371308017">
                <text:p>0.0168776371308017</text:p>
                <draw:g>
                  <svg:desc>Sheet2.D2:Sheet2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">
                <text:p>56.5</text:p>
              </table:table-cell>
              <table:table-cell office:value-type="float" office:value="0.0142011834319527">
                <text:p>0.0142011834319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0.0122532334921715">
                <text:p>0.012253233492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5">
                <text:p>53.5</text:p>
              </table:table-cell>
              <table:table-cell office:value-type="float" office:value="0.00792079207920792">
                <text:p>0.00792079207920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.00838926174496644">
                <text:p>0.00838926174496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0.0189003436426117">
                <text:p>-0.0189003436426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">
                <text:p>36.5</text:p>
              </table:table-cell>
              <table:table-cell office:value-type="float" office:value="-0.0168697282099344">
                <text:p>-0.0168697282099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0.0159362549800797">
                <text:p>-0.0159362549800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5">
                <text:p>39.5</text:p>
              </table:table-cell>
              <table:table-cell office:value-type="float" office:value="-0.0109976433621367">
                <text:p>-0.0109976433621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-0.00929152148664344">
                <text:p>-0.009291521486643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952cm" style:legend-expansion="high" chart:style-name="ch2"/>
        <chart:plot-area chart:style-name="ch3" table:cell-range-address="Sheet3.A1:Sheet3.A14 Sheet3.D1:Sheet3.D14" chart:data-source-has-labels="row" svg:x="0.77cm" svg:y="0.855cm" svg:width="11.553cm" svg:height="7.545cm">
          <chartooo:coordinate-region svg:x="1.789cm" svg:y="1.054cm" svg:width="10.348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4" chart:label-cell-address="Sheet3.D1:Sheet3.D1" chart:class="chart:scatter">
            <chart:domain table:cell-range-address="Sheet3.A2:Sheet3.A14"/>
            <chart:regression-curve chart:style-name="ch7">
              <chart:equation chart:display-equation="true" chart:display-r-square="true" svg:x="9.079cm" svg:y="6.252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/t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3.A2:Sheet3.A14</svg:desc>
                </draw:g>
              </table:table-cell>
              <table:table-cell office:value-type="float" office:value="-0.0376470588235294">
                <text:p>-0.0376470588235294</text:p>
                <draw:g>
                  <svg:desc>Sheet3.D2:Sheet3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">
                <text:p>36.5</text:p>
              </table:table-cell>
              <table:table-cell office:value-type="float" office:value="-0.0317880794701987">
                <text:p>-0.0317880794701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-0.0271646859083192">
                <text:p>-0.0271646859083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5">
                <text:p>39.5</text:p>
              </table:table-cell>
              <table:table-cell office:value-type="float" office:value="-0.0223713646532438">
                <text:p>-0.022371364653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-0.017636684303351">
                <text:p>-0.017636684303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">
                <text:p>42.5</text:p>
              </table:table-cell>
              <table:table-cell office:value-type="float" office:value="-0.0127490039840637">
                <text:p>-0.0127490039840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-0.00884955752212389">
                <text:p>-0.00884955752212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0.0345274061286146">
                <text:p>0.0345274061286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5">
                <text:p>56.5</text:p>
              </table:table-cell>
              <table:table-cell office:value-type="float" office:value="0.0296846011131725">
                <text:p>0.029684601113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0.0251121076233184">
                <text:p>0.0251121076233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154738878143133">
                <text:p>0.0154738878143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5">
                <text:p>50.5</text:p>
              </table:table-cell>
              <table:table-cell office:value-type="float" office:value="0.0119965724078835">
                <text:p>0.0119965724078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